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style:font-name-asian="Helvetica" style:font-name-complex="Helvetica"/>
    </style:style>
    <style:style style:name="P2" style:family="paragraph" style:parent-style-name="Standard">
      <style:paragraph-properties>
        <style:tab-stops/>
      </style:paragraph-properties>
      <style:text-properties style:font-name="Helvetica" style:text-underline-style="solid" style:text-underline-width="auto" style:text-underline-color="font-color" fo:font-weight="normal" style:font-name-asian="Helvetica" style:font-weight-asian="normal" style:font-name-complex="Helvetica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weight="bold" style:font-name-asian="Helvetica" style:font-weight-asian="bold" style:font-name-complex="Helvetica" style:font-weight-complex="bold"/>
    </style:style>
    <style:style style:name="P4" style:family="paragraph" style:parent-style-name="Standard" style:master-page-name="Standard">
      <style:paragraph-properties style:page-number="auto">
        <style:tab-stops/>
      </style:paragraph-properties>
      <style:text-properties style:font-name="Helvetica" style:text-underline-style="solid" style:text-underline-width="auto" style:text-underline-color="font-color" fo:font-weight="bold" style:font-name-asian="Helvetica" style:font-weight-asian="bold" style:font-name-complex="Helvetica" style:font-weight-complex="bold"/>
    </style:style>
    <style:style style:name="P5" style:family="paragraph" style:parent-style-name="Standard" style:list-style-name="L1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6" style:family="paragraph" style:parent-style-name="Standard" style:list-style-name="L2">
      <style:paragraph-properties>
        <style:tab-stops/>
      </style:paragraph-properties>
      <style:text-properties style:font-name="Helvetica" style:text-underline-style="none" fo:font-weight="normal" style:font-name-asian="Helvetica" style:font-weight-asian="normal" style:font-name-complex="Helvetica" style:font-weight-complex="normal"/>
    </style:style>
    <style:style style:name="P7" style:family="paragraph" style:parent-style-name="Standard">
      <style:paragraph-properties>
        <style:tab-stops/>
      </style:paragraph-properties>
      <style:text-properties style:font-name="Helvetica" style:font-name-asian="Helvetica" style:font-name-complex="Helvetica"/>
    </style:style>
    <style:style style:name="P8" style:family="paragraph" style:parent-style-name="Standard" style:list-style-name="L3">
      <style:paragraph-properties>
        <style:tab-stops/>
      </style:paragraph-properties>
      <style:text-properties style:font-name="Helvetica" style:font-name-asian="Helvetica" style:font-name-complex="Helvetica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ungeonDiver3 RC Version History</text:p>
      <text:p text:style-name="P7"/>
      <text:p text:style-name="P3">V1.0.0-RC1 (04/14/2012) <text:span text:style-name="T1">(changes from V1.0.0-beta3)</text:span>:</text:p>
      <text:p text:style-name="P2">Bug Fixes:</text:p>
      <text:list xml:id="list204522493" text:style-name="L2">
        <text:list-item>
          <text:p text:style-name="P6">Removed more unused code.</text:p>
        </text:list-item>
        <text:list-item>
          <text:p text:style-name="P6">Tightened access controls further.</text:p>
        </text:list-item>
        <text:list-item>
          <text:p text:style-name="P6">Adjusted damage formulas in battle to be more reasonable.</text:p>
        </text:list-item>
        <text:list-item>
          <text:p text:style-name="P6">Changed the way sounds and music are handled behind the scenes, in an attempt to reduce instances of the game crashing.</text:p>
        </text:list-item>
      </text:list>
      <text:p text:style-name="P1">Other Changes:</text:p>
      <text:list xml:id="list306618261" text:style-name="L3">
        <text:list-item>
          <text:p text:style-name="P8">Weakened the enemies (by no longer giving them equipment), since they were too strong in beta 3, and thus made the game harder than intend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Sendnya" svg:font-family="Sendny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text-align="start" style:justify-single-word="false" fo:text-indent="0in" style:auto-text-indent="false" style:text-autospace="ideograph-alpha" style:vertical-align="auto"/>
      <style:text-properties style:font-name="Sendnya" fo:font-size="12pt" fo:language="en" fo:country="US" style:font-name-asian="Sendnya" style:font-size-asian="12pt" style:language-asian="en" style:country-asian="US" style:font-name-complex="Sendnya" style:font-size-complex="12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ahnell</meta:initial-creator>
    <meta:creation-date>2010-01-29T10:09:00</meta:creation-date>
    <dc:date>2012-04-15T18:28:24</dc:date>
    <meta:generator>LibreOffice/3.5$MacOSX_x86 LibreOffice_project/281b639-6baa1d3-ef66a77-d866f25-f36d45f</meta:generator>
    <meta:editing-duration>PT17H6M30S</meta:editing-duration>
    <meta:editing-cycles>383</meta:editing-cycles>
    <dc:title>Mazer5D Version History</dc:title>
    <meta:document-statistic meta:table-count="0" meta:image-count="0" meta:object-count="0" meta:page-count="1" meta:paragraph-count="9" meta:word-count="81" meta:character-count="489" meta:non-whitespace-character-count="422"/>
  </office:meta>
</office:document-meta>
</file>